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erif" svg:font-family="'Droid Serif'" style:font-adornments="Fett" style:font-family-generic="roman" style:font-pitch="variable"/>
    <style:font-face style:name="Droid Serif1" svg:font-family="'Droid Serif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b49c"/>
    </style:style>
    <style:style style:name="P2" style:family="paragraph" style:parent-style-name="Text_20_body">
      <style:text-properties officeooo:paragraph-rsid="001b6403"/>
    </style:style>
    <style:style style:name="P3" style:family="paragraph" style:parent-style-name="Heading_20_1">
      <style:text-properties officeooo:paragraph-rsid="001b6403"/>
    </style:style>
    <style:style style:name="T1" style:family="text">
      <style:text-properties officeooo:rsid="001ab49c"/>
    </style:style>
    <style:style style:name="T2" style:family="text">
      <style:text-properties fo:font-size="16pt" fo:font-weight="bold" officeooo:rsid="001ab49c" style:font-size-asian="16pt" style:font-weight-asian="bold" style:font-size-complex="16pt" style:font-weight-complex="bold"/>
    </style:style>
    <style:style style:name="T3" style:family="text">
      <style:text-properties officeooo:rsid="001b6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3">Widerstand</text:span></text:h>
      <text:p text:style-name="P2"><text:span text:style-name="T3"><text:tab/>Metalloxid<text:tab/><text:tab/><text:tab/><text:tab/>0,05€/Stück</text:span></text:p>
      <text:p text:style-name="P2"><text:span text:style-name="T3"><text:tab/>Kohleschicht<text:tab/><text:tab/><text:tab/>0,05€/Stück</text:span></text:p>
      <text:p text:style-name="P2"><text:span text:style-name="T3"><text:tab/>Einstellpotentiometer<text:tab/><text:tab/>0,25€/Stück</text:span></text:p>
      <text:h text:style-name="Heading_20_1" text:outline-level="1"><text:span text:style-name="T3">Kodensator</text:span></text:h>
      <text:p text:style-name="P2"><text:span text:style-name="T3"><text:tab/>Trimmer<text:tab/><text:tab/><text:tab/><text:tab/>0,50€/Stück</text:span></text:p>
      <text:p text:style-name="P2"><text:span text:style-name="T3"><text:tab/>Elko<text:tab/><text:tab/><text:tab/><text:tab/><text:tab/>0,10€-0,50€/Stück</text:span></text:p>
      <text:p text:style-name="P2"><text:span text:style-name="T3"><text:tab/>Folien<text:tab/><text:tab/><text:tab/><text:tab/>0,25€/Stück</text:span></text:p>
      <text:p text:style-name="P2"><text:span text:style-name="T3"><text:tab/>Keramik<text:tab/><text:tab/><text:tab/><text:tab/>0,10€-0,25€/Stück</text:span></text:p>
      <text:p text:style-name="P2"><text:span text:style-name="T3"><text:tab/>Glimmer-Kondensator<text:tab/><text:tab/>0,75€/Stück</text:span></text:p>
      <text:p text:style-name="P2"><text:span text:style-name="T3"><text:tab/>SPK 220.000µF-V (Gold cap)<text:tab/>1,00€/Stück</text:span></text:p>
      <text:h text:style-name="Heading_20_1" text:outline-level="1"><text:span text:style-name="T3">Dioden</text:span></text:h>
      <text:p text:style-name="P2"><text:span text:style-name="T3"><text:tab/>Allgemein<text:tab/><text:tab/><text:tab/><text:tab/>0,10€/Stück</text:span></text:p>
      <text:h text:style-name="Heading_20_1" text:outline-level="1"><text:span text:style-name="T3">Transistor</text:span></text:h>
      <text:p text:style-name="P2"><text:span text:style-name="T3"><text:tab/>Allgemein<text:tab/><text:tab/><text:tab/><text:tab/>0,25€/Stück</text:span></text:p>
      <text:h text:style-name="Heading_20_1" text:outline-level="1"><text:span text:style-name="T3">Lochrasterplatine</text:span></text:h>
      <text:p text:style-name="P2"><text:span text:style-name="T3"><text:tab/>H25PR* -- Loch<text:tab/><text:tab/><text:tab/>0,25€/cm</text:span></text:p>
      <text:p text:style-name="P2"><text:span text:style-name="T3"><text:tab/>H25SR* -- Streifen<text:tab/><text:tab/><text:tab/>0,25€/cm</text:span></text:p>
      <text:p text:style-name="P2"><text:span text:style-name="T3"><text:tab/>H5SR* -- Streifen<text:tab/><text:tab/><text:tab/>0,25€/cm</text:span></text:p>
      <text:h text:style-name="Heading_20_1" text:outline-level="1"><text:span text:style-name="T3">Steckboard</text:span></text:h>
      <text:p text:style-name="P2"><text:span text:style-name="T3"><text:tab/>STECKBOARD 1K2V (640/200)<text:tab/>4€/Stück</text:span></text:p>
      <text:h text:style-name="Heading_20_1" text:outline-level="1"><text:span text:style-name="T3">Stiftleisten</text:span></text:h>
      <text:p text:style-name="P2"><text:span text:style-name="T3"><text:tab/>Stiftleisten 2,54 mm, 2X03<text:tab/>0,25€/Stück</text:span></text:p>
      <text:p text:style-name="P2"><text:span text:style-name="T3"><text:tab/>Stiftleisten 2,54 mm, 2X15<text:tab/>0,75€/Stü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erif" svg:font-family="'Droid Serif'" style:font-adornments="Fett" style:font-family-generic="roman" style:font-pitch="variable"/>
    <style:font-face style:name="Droid Serif1" svg:font-family="'Droid Serif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499cm" fo:margin-right="0cm" fo:margin-top="0cm" fo:margin-bottom="0cm" style:contextual-spacing="false" fo:text-indent="0cm" style:auto-text-indent="false"/>
      <style:text-properties style:font-name="Droid Serif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erif" fo:font-size="105%" fo:font-weight="bold" style:font-size-asian="115%" style:font-weight-asian="bold" style:font-size-complex="115%" style:font-weight-complex="bold"/>
    </style:style>
    <style:style style:name="Unbenannt1" style:family="paragraph" style:parent-style-name="Heading_20_1" style:default-outline-level="" style:list-style-name="" style:class="text">
      <style:text-properties style:font-name="Droid 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nitz </meta:initial-creator>
    <meta:creation-date>2013-08-05T19:04:48</meta:creation-date>
    <dc:date>2013-08-05T19:46:47</dc:date>
    <dc:creator>flanitz </dc:creator>
    <meta:editing-duration>PT26M49S</meta:editing-duration>
    <meta:editing-cycles>1</meta:editing-cycles>
    <meta:document-statistic meta:table-count="0" meta:image-count="0" meta:object-count="0" meta:page-count="1" meta:paragraph-count="24" meta:word-count="58" meta:character-count="584" meta:non-whitespace-character-count="501"/>
    <meta:generator>LibreOffice/3.6$Linux_X86_64 LibreOffice_project/360m1$Build-2</meta:generator>
  </office:meta>
</office:document-meta>
</file>